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indent="0.25in" style:auto-text-indent="false"/>
      <style:text-properties style:font-name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’s go through some examples of exponential functions.</text:p>
      <text:p text:style-name="P1">This first example has a population of bacteria that grows according to an exponential function f of t equals 200 times 1.0202 to the t power.</text:p>
      <text:p text:style-name="P1">The first part asks for the initial population of bacteria.</text:p>
      <text:p text:style-name="P1">The general exponential function has the form f of t equals P times a to the t power. P is the initial condition and a is the growth factor or decay factor. For this exponential function, P is 200. So there are initially 200 bacteria for the population.</text:p>
      <text:p text:style-name="P1">The second part asks for the growth factor of the population.</text:p>
      <text:p text:style-name="P1">Going back to the general exponential function, we see that a is 1.0202 for this function. That means that to multiply the last population by 1.0202 to get the population in the next minute.</text:p>
      <text:p text:style-name="P1">The third part asks for the hourly growth factor for the population.</text:p>
      <text:p text:style-name="P1">The problem is asking to find the number we need to multiply the current population to find the population in one hour. That means taking 60 minutes in a row.</text:p>
      <text:p text:style-name="P1">Use exponents to do repeated multiplications. 1.0202 to the sixty power is 3.31986, rounded to five decimal places. That means the population increases by a factor of 3.31986 from one hour to the next.</text:p>
      <text:p text:style-name="P1">The fourth part asks to find the population after 5 hours.</text:p>
      <text:p text:style-name="P1"><text:soft-page-break/>To do this calculation, we will use the original formula and substitute 300 for t. This is a direct calculation. The population after 300 minutes is 80654, rounded to the nearest bacteria.</text:p>
      <text:p text:style-name="P1">The last part asks us to find when the population reaches 100,000 bacteria. To do this, we will use the crossing-graphs method.</text:p>
      <text:p text:style-name="P1">For Y1, type in the exponential function. Remember to use x in the calculator instead of t. For Y2, type in the constant 100,000.</text:p>
      <text:p text:style-name="P1">For the window, use 0 for Xmin. For Xmax, try 400 since we know there will be about 80,000 bacteria in 300 minutes. For Ymin and Ymax, we’ll go 1000 on either side of 100,000.</text:p>
      <text:p text:style-name="P1">Press 2nd and trace to get to the calculate menu. Use 5 for the intersect function. Press Enter three times. The x-coordinate of the intersection is 310.75. We can conclude that the population of bacteria reaches 100,000 after 311 minutes, to the nearest minu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0:23:46.442000000</meta:creation-date>
    <meta:editing-duration>PT46S</meta:editing-duration>
    <meta:editing-cycles>2</meta:editing-cycles>
    <meta:generator>LibreOffice/24.8.2.1$Windows_X86_64 LibreOffice_project/0f794b6e29741098670a3b95d60478a65d05ef13</meta:generator>
    <dc:date>2024-10-22T20:24:32.387000000</dc:date>
    <meta:document-statistic meta:table-count="0" meta:image-count="0" meta:object-count="0" meta:page-count="2" meta:paragraph-count="15" meta:word-count="381" meta:character-count="2127" meta:non-whitespace-character-count="1761"/>
    <meta:template xlink:type="simple" xlink:actuate="onRequest" xlink:title="Video Script" xlink:href="../../../../../AppData/Roaming/LibreOffice/4/user/template/Video%20Script.ott" meta:date="2024-10-22T20:23:46.187000000"/>
  </office:meta>
</office:document-meta>
</file>